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1" style:family="text">
      <style:text-properties officeooo:rsid="000f4e07"/>
    </style:style>
    <style:style style:name="T2" style:family="text">
      <style:text-properties officeooo:rsid="001325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项目报告书：</text:p>
      <text:p text:style-name="Standard"/>
      <text:p text:style-name="Standard">一：项目要求</text:p>
      <text:p text:style-name="Standard">基于现代社会各国老龄化现象持续加剧的背景和提升组员编码能力的目标，我们特地设计了这一老年社区管理系统。</text:p>
      <text:p text:style-name="Standard">主要功能有：老年社区创建，创建会员，会员购买房屋，会员入驻，会员占用设施，房屋，设施管理，服务人员管理等。设计的知识点包含文件读取，链表，c<text:span text:style-name="T2">++文件流，vector向量类型，c++类的实现，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5T21:31:21.295817533</meta:creation-date>
    <dc:date>2020-12-15T21:57:27.546704440</dc:date>
    <meta:editing-duration>PT15M53S</meta:editing-duration>
    <meta:editing-cycles>8</meta:editing-cycles>
    <meta:generator>LibreOffice/6.0.7.3$Linux_X86_64 LibreOffice_project/00m0$Build-3</meta:generator>
    <meta:document-statistic meta:table-count="0" meta:image-count="0" meta:object-count="0" meta:page-count="1" meta:paragraph-count="4" meta:word-count="150" meta:character-count="159" meta:non-whitespace-character-count="159"/>
  </office:meta>
</office:document-meta>
</file>